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2154" calcext:value-type="float">
            <text:p>2154</text:p>
          </table:table-cell>
          <table:table-cell/>
          <table:table-cell table:formula="of:=SUM([.C1];[.B1])" office:value-type="float" office:value="4308" calcext:value-type="float">
            <text:p>4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7649" calcext:value-type="float">
            <text:p>7649</text:p>
          </table:table-cell>
          <table:table-cell/>
          <table:table-cell table:formula="of:=SUM([.C2];[.B2])" office:value-type="float" office:value="15298" calcext:value-type="float">
            <text:p>15298</text:p>
          </table:table-cell>
          <table:table-cell table:number-columns-repeated="5"/>
          <table:table-cell table:formula="of:=SUM([.E1];[.E2];[.E3];[.E5];[.E4];[.E6];[.E7])" office:value-type="float" office:value="87195" calcext:value-type="float">
            <text:p>87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396" calcext:value-type="float">
            <text:p>9396</text:p>
          </table:table-cell>
          <table:table-cell office:value-type="float" office:value="9384" calcext:value-type="float">
            <text:p>9384</text:p>
          </table:table-cell>
          <table:table-cell/>
          <table:table-cell table:formula="of:=SUM([.C3];[.B3])" office:value-type="float" office:value="18780" calcext:value-type="float">
            <text:p>18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637" calcext:value-type="float">
            <text:p>2637</text:p>
          </table:table-cell>
          <table:table-cell office:value-type="float" office:value="2626" calcext:value-type="float">
            <text:p>2626</text:p>
          </table:table-cell>
          <table:table-cell/>
          <table:table-cell table:formula="of:=SUM([.C4];[.B4])" office:value-type="float" office:value="5263" calcext:value-type="float">
            <text:p>5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2" office:value-type="float" office:value="11882" calcext:value-type="float">
            <text:p>11882</text:p>
          </table:table-cell>
          <table:table-cell/>
          <table:table-cell table:formula="of:=SUM([.C5];[.B5])" office:value-type="float" office:value="23764" calcext:value-type="float">
            <text:p>23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2" office:value-type="float" office:value="3425" calcext:value-type="float">
            <text:p>3425</text:p>
          </table:table-cell>
          <table:table-cell/>
          <table:table-cell table:formula="of:=SUM([.C6];[.B6])" office:value-type="float" office:value="6850" calcext:value-type="float">
            <text:p>68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float" office:value="6466" calcext:value-type="float">
            <text:p>6466</text:p>
          </table:table-cell>
          <table:table-cell/>
          <table:table-cell table:formula="of:=SUM([.C7];[.B7])" office:value-type="float" office:value="12932" calcext:value-type="float">
            <text:p>1293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8];[.B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9];[.B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2154" calcext:value-type="float">
            <text:p>2154</text:p>
          </table:table-cell>
          <table:table-cell/>
          <table:table-cell table:formula="of:=SUM([.C10];[.B10])" office:value-type="float" office:value="4308" calcext:value-type="float">
            <text:p>4308</text:p>
          </table:table-cell>
          <table:table-cell/>
          <table:table-cell table:formula="of:=(([.E10]*100)/[.$E1])" office:value-type="float" office:value="100" calcext:value-type="float">
            <text:p>100</text:p>
          </table:table-cell>
          <table:table-cell/>
          <table:table-cell table:formula="of:=(100-[.G1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6923" calcext:value-type="float">
            <text:p>6923</text:p>
          </table:table-cell>
          <table:table-cell/>
          <table:table-cell table:formula="of:=SUM([.C11];[.B11])" office:value-type="float" office:value="13846" calcext:value-type="float">
            <text:p>13846</text:p>
          </table:table-cell>
          <table:table-cell/>
          <table:table-cell table:formula="of:=(([.E11]*100)/[.$E2])" office:value-type="float" office:value="90.5085632108773" calcext:value-type="float">
            <text:p>90,5085632109</text:p>
          </table:table-cell>
          <table:table-cell/>
          <table:table-cell table:formula="of:=(100-[.G11])" office:value-type="float" office:value="9.49143678912276" calcext:value-type="float">
            <text:p>9,49143678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44" calcext:value-type="float">
            <text:p>7844</text:p>
          </table:table-cell>
          <table:table-cell office:value-type="float" office:value="7832" calcext:value-type="float">
            <text:p>7832</text:p>
          </table:table-cell>
          <table:table-cell/>
          <table:table-cell table:formula="of:=SUM([.C12];[.B12])" office:value-type="float" office:value="15676" calcext:value-type="float">
            <text:p>15676</text:p>
          </table:table-cell>
          <table:table-cell/>
          <table:table-cell table:formula="of:=(([.E12]*100)/[.$E3])" office:value-type="float" office:value="83.4717784877529" calcext:value-type="float">
            <text:p>83,4717784878</text:p>
          </table:table-cell>
          <table:table-cell/>
          <table:table-cell table:formula="of:=(100-[.G12])" office:value-type="float" office:value="16.5282215122471" calcext:value-type="float">
            <text:p>16,528221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53" calcext:value-type="float">
            <text:p>2553</text:p>
          </table:table-cell>
          <table:table-cell office:value-type="float" office:value="2542" calcext:value-type="float">
            <text:p>2542</text:p>
          </table:table-cell>
          <table:table-cell/>
          <table:table-cell table:formula="of:=SUM([.C13];[.B13])" office:value-type="float" office:value="5095" calcext:value-type="float">
            <text:p>5095</text:p>
          </table:table-cell>
          <table:table-cell/>
          <table:table-cell table:formula="of:=(([.E13]*100)/[.$E4])" office:value-type="float" office:value="96.8079042371271" calcext:value-type="float">
            <text:p>96,8079042371</text:p>
          </table:table-cell>
          <table:table-cell/>
          <table:table-cell table:formula="of:=(100-[.G13])" office:value-type="float" office:value="3.19209576287288" calcext:value-type="float">
            <text:p>3,19209576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2" office:value-type="float" office:value="7954" calcext:value-type="float">
            <text:p>7954</text:p>
          </table:table-cell>
          <table:table-cell/>
          <table:table-cell table:formula="of:=SUM([.C14];[.B14])" office:value-type="float" office:value="15908" calcext:value-type="float">
            <text:p>15908</text:p>
          </table:table-cell>
          <table:table-cell/>
          <table:table-cell table:formula="of:=(([.E14]*100)/[.$E5])" office:value-type="float" office:value="66.9415923245245" calcext:value-type="float">
            <text:p>66,9415923245</text:p>
          </table:table-cell>
          <table:table-cell/>
          <table:table-cell table:formula="of:=(100-[.G14])" office:value-type="float" office:value="33.0584076754755" calcext:value-type="float">
            <text:p>33,0584076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2" office:value-type="float" office:value="737" calcext:value-type="float">
            <text:p>737</text:p>
          </table:table-cell>
          <table:table-cell/>
          <table:table-cell table:formula="of:=SUM([.C15];[.B15])" office:value-type="float" office:value="1474" calcext:value-type="float">
            <text:p>1474</text:p>
          </table:table-cell>
          <table:table-cell/>
          <table:table-cell table:formula="of:=(([.E15]*100)/[.$E6])" office:value-type="float" office:value="21.5182481751825" calcext:value-type="float">
            <text:p>21,5182481752</text:p>
          </table:table-cell>
          <table:table-cell/>
          <table:table-cell table:formula="of:=(100-[.G15])" office:value-type="float" office:value="78.4817518248175" calcext:value-type="float">
            <text:p>78,4817518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float" office:value="2862" calcext:value-type="float">
            <text:p>2862</text:p>
          </table:table-cell>
          <table:table-cell/>
          <table:table-cell table:formula="of:=SUM([.C16];[.B16])" office:value-type="float" office:value="5724" calcext:value-type="float">
            <text:p>5724</text:p>
          </table:table-cell>
          <table:table-cell/>
          <table:table-cell table:formula="of:=(([.E16]*100)/[.$E7])" office:value-type="float" office:value="44.2622950819672" calcext:value-type="float">
            <text:p>44,262295082</text:p>
          </table:table-cell>
          <table:table-cell/>
          <table:table-cell table:formula="of:=(100-[.G16])" office:value-type="float" office:value="55.7377049180328" calcext:value-type="float">
            <text:p>55,737704918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C17];[.B1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2154" calcext:value-type="float">
            <text:p>2154</text:p>
          </table:table-cell>
          <table:table-cell/>
          <table:table-cell table:formula="of:=SUM([.C18];[.B18])" office:value-type="float" office:value="4308" calcext:value-type="float">
            <text:p>4308</text:p>
          </table:table-cell>
          <table:table-cell/>
          <table:table-cell table:formula="of:=(([.E18]*100)/[.$E1])" office:value-type="float" office:value="100" calcext:value-type="float">
            <text:p>100</text:p>
          </table:table-cell>
          <table:table-cell/>
          <table:table-cell table:formula="of:=(100-[.G1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6765" calcext:value-type="float">
            <text:p>6765</text:p>
          </table:table-cell>
          <table:table-cell/>
          <table:table-cell table:formula="of:=SUM([.C19];[.B19])" office:value-type="float" office:value="13530" calcext:value-type="float">
            <text:p>13530</text:p>
          </table:table-cell>
          <table:table-cell/>
          <table:table-cell table:formula="of:=(([.E19]*100)/[.$E2])" office:value-type="float" office:value="88.4429337168257" calcext:value-type="float">
            <text:p>88,4429337168</text:p>
          </table:table-cell>
          <table:table-cell/>
          <table:table-cell table:formula="of:=(100-[.G19])" office:value-type="float" office:value="11.5570662831743" calcext:value-type="float">
            <text:p>11,5570662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734" calcext:value-type="float">
            <text:p>7734</text:p>
          </table:table-cell>
          <table:table-cell office:value-type="float" office:value="7722" calcext:value-type="float">
            <text:p>7722</text:p>
          </table:table-cell>
          <table:table-cell/>
          <table:table-cell table:formula="of:=SUM([.C20];[.B20])" office:value-type="float" office:value="15456" calcext:value-type="float">
            <text:p>15456</text:p>
          </table:table-cell>
          <table:table-cell/>
          <table:table-cell table:formula="of:=(([.E20]*100)/[.$E3])" office:value-type="float" office:value="82.3003194888179" calcext:value-type="float">
            <text:p>82,3003194888</text:p>
          </table:table-cell>
          <table:table-cell/>
          <table:table-cell table:formula="of:=(100-[.G20])" office:value-type="float" office:value="17.6996805111821" calcext:value-type="float">
            <text:p>17,6996805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477" calcext:value-type="float">
            <text:p>2477</text:p>
          </table:table-cell>
          <table:table-cell office:value-type="float" office:value="2466" calcext:value-type="float">
            <text:p>2466</text:p>
          </table:table-cell>
          <table:table-cell/>
          <table:table-cell table:formula="of:=SUM([.C21];[.B21])" office:value-type="float" office:value="4943" calcext:value-type="float">
            <text:p>4943</text:p>
          </table:table-cell>
          <table:table-cell/>
          <table:table-cell table:formula="of:=(([.E21]*100)/[.$E4])" office:value-type="float" office:value="93.9198175945278" calcext:value-type="float">
            <text:p>93,9198175945</text:p>
          </table:table-cell>
          <table:table-cell/>
          <table:table-cell table:formula="of:=(100-[.G21])" office:value-type="float" office:value="6.08018240547216" calcext:value-type="float">
            <text:p>6,0801824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2" office:value-type="float" office:value="7664" calcext:value-type="float">
            <text:p>7664</text:p>
          </table:table-cell>
          <table:table-cell/>
          <table:table-cell table:formula="of:=SUM([.C22];[.B22])" office:value-type="float" office:value="15328" calcext:value-type="float">
            <text:p>15328</text:p>
          </table:table-cell>
          <table:table-cell/>
          <table:table-cell table:formula="of:=(([.E22]*100)/[.$E5])" office:value-type="float" office:value="64.5009257700724" calcext:value-type="float">
            <text:p>64,5009257701</text:p>
          </table:table-cell>
          <table:table-cell/>
          <table:table-cell table:formula="of:=(100-[.G22])" office:value-type="float" office:value="35.4990742299276" calcext:value-type="float">
            <text:p>35,4990742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2" office:value-type="float" office:value="565" calcext:value-type="float">
            <text:p>565</text:p>
          </table:table-cell>
          <table:table-cell/>
          <table:table-cell table:formula="of:=SUM([.C23];[.B23])" office:value-type="float" office:value="1130" calcext:value-type="float">
            <text:p>1130</text:p>
          </table:table-cell>
          <table:table-cell/>
          <table:table-cell table:formula="of:=(([.E23]*100)/[.$E6])" office:value-type="float" office:value="16.4963503649635" calcext:value-type="float">
            <text:p>16,496350365</text:p>
          </table:table-cell>
          <table:table-cell/>
          <table:table-cell table:formula="of:=(100-[.G23])" office:value-type="float" office:value="83.5036496350365" calcext:value-type="float">
            <text:p>83,5036496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float" office:value="2542" calcext:value-type="float">
            <text:p>2542</text:p>
          </table:table-cell>
          <table:table-cell/>
          <table:table-cell table:formula="of:=SUM([.C24];[.B24])" office:value-type="float" office:value="5084" calcext:value-type="float">
            <text:p>5084</text:p>
          </table:table-cell>
          <table:table-cell/>
          <table:table-cell table:formula="of:=(([.E24]*100)/[.$E7])" office:value-type="float" office:value="39.3133312712651" calcext:value-type="float">
            <text:p>39,3133312713</text:p>
          </table:table-cell>
          <table:table-cell/>
          <table:table-cell table:formula="of:=(100-[.G24])" office:value-type="float" office:value="60.6866687287349" calcext:value-type="float">
            <text:p>60,6866687287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C25];[.B2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26];[.B2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27];[.B2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28];[.B2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29];[.B2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30];[.B3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31];[.B3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11529" calcext:value-type="float">
            <text:p>11529</text:p>
          </table:table-cell>
          <table:table-cell/>
          <table:table-cell table:formula="of:=SUM([.C32];[.B32])" office:value-type="float" office:value="23058" calcext:value-type="float">
            <text:p>23058</text:p>
          </table:table-cell>
          <table:table-cell table:number-columns-repeated="5"/>
          <table:table-cell table:formula="of:=SUM([.E32];[.E33];[.E34])" office:value-type="float" office:value="72000" calcext:value-type="float">
            <text:p>7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2114" calcext:value-type="float">
            <text:p>12114</text:p>
          </table:table-cell>
          <table:table-cell/>
          <table:table-cell table:formula="of:=SUM([.C33];[.B33])" office:value-type="float" office:value="24228" calcext:value-type="float">
            <text:p>24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12357" calcext:value-type="float">
            <text:p>12357</text:p>
          </table:table-cell>
          <table:table-cell/>
          <table:table-cell table:formula="of:=SUM([.C34];[.B34])" office:value-type="float" office:value="24714" calcext:value-type="float">
            <text:p>2471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35];[.B3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36];[.B3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7389" calcext:value-type="float">
            <text:p>7389</text:p>
          </table:table-cell>
          <table:table-cell/>
          <table:table-cell table:formula="of:=SUM([.C37];[.B37])" office:value-type="float" office:value="14778" calcext:value-type="float">
            <text:p>14778</text:p>
          </table:table-cell>
          <table:table-cell/>
          <table:table-cell table:formula="of:=(([.E37]*100)/[.$E32])" office:value-type="float" office:value="64.0905542544887" calcext:value-type="float">
            <text:p>64,0905542545</text:p>
          </table:table-cell>
          <table:table-cell/>
          <table:table-cell table:formula="of:=(100-[.G37])" office:value-type="float" office:value="35.9094457455113" calcext:value-type="float">
            <text:p>35,9094457455</text:p>
          </table:table-cell>
          <table:table-cell/>
          <table:table-cell table:formula="of:=SUM([.E37];[.E38];[.E39])" office:value-type="float" office:value="48024" calcext:value-type="float">
            <text:p>48024</text:p>
          </table:table-cell>
          <table:table-cell/>
          <table:table-cell table:formula="of:=(([.K37]*100)/[.$K32])" office:value-type="float" office:value="66.7" calcext:value-type="float">
            <text:p>66,7</text:p>
          </table:table-cell>
          <table:table-cell table:formula="of:=100-[.M37]" office:value-type="float" office:value="33.3" calcext:value-type="float">
            <text:p>33,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8118" calcext:value-type="float">
            <text:p>8118</text:p>
          </table:table-cell>
          <table:table-cell/>
          <table:table-cell table:formula="of:=SUM([.C38];[.B38])" office:value-type="float" office:value="16236" calcext:value-type="float">
            <text:p>16236</text:p>
          </table:table-cell>
          <table:table-cell/>
          <table:table-cell table:formula="of:=(([.E38]*100)/[.$E33])" office:value-type="float" office:value="67.0133729569094" calcext:value-type="float">
            <text:p>67,0133729569</text:p>
          </table:table-cell>
          <table:table-cell/>
          <table:table-cell table:formula="of:=(100-[.G38])" office:value-type="float" office:value="32.9866270430906" calcext:value-type="float">
            <text:p>32,98662704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8505" calcext:value-type="float">
            <text:p>8505</text:p>
          </table:table-cell>
          <table:table-cell/>
          <table:table-cell table:formula="of:=SUM([.C39];[.B39])" office:value-type="float" office:value="17010" calcext:value-type="float">
            <text:p>17010</text:p>
          </table:table-cell>
          <table:table-cell/>
          <table:table-cell table:formula="of:=(([.E39]*100)/[.$E34])" office:value-type="float" office:value="68.8273852876912" calcext:value-type="float">
            <text:p>68,8273852877</text:p>
          </table:table-cell>
          <table:table-cell/>
          <table:table-cell table:formula="of:=(100-[.G39])" office:value-type="float" office:value="31.1726147123088" calcext:value-type="float">
            <text:p>31,1726147123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C40];[.B4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7389" calcext:value-type="float">
            <text:p>7389</text:p>
          </table:table-cell>
          <table:table-cell/>
          <table:table-cell table:formula="of:=SUM([.C41];[.B41])" office:value-type="float" office:value="14778" calcext:value-type="float">
            <text:p>14778</text:p>
          </table:table-cell>
          <table:table-cell/>
          <table:table-cell table:formula="of:=(([.E41]*100)/[.$E32])" office:value-type="float" office:value="64.0905542544887" calcext:value-type="float">
            <text:p>64,0905542545</text:p>
          </table:table-cell>
          <table:table-cell/>
          <table:table-cell table:formula="of:=(100-[.G41])" office:value-type="float" office:value="35.9094457455113" calcext:value-type="float">
            <text:p>35,9094457455</text:p>
          </table:table-cell>
          <table:table-cell/>
          <table:table-cell table:formula="of:=SUM([.E41];[.E42];[.E43])" office:value-type="float" office:value="48024" calcext:value-type="float">
            <text:p>48024</text:p>
          </table:table-cell>
          <table:table-cell/>
          <table:table-cell table:formula="of:=(([.K41]*100)/[.$K32])" office:value-type="float" office:value="66.7" calcext:value-type="float">
            <text:p>66,7</text:p>
          </table:table-cell>
          <table:table-cell table:formula="of:=100-[.M41]" office:value-type="float" office:value="33.3" calcext:value-type="float">
            <text:p>33,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8118" calcext:value-type="float">
            <text:p>8118</text:p>
          </table:table-cell>
          <table:table-cell/>
          <table:table-cell table:formula="of:=SUM([.C42];[.B42])" office:value-type="float" office:value="16236" calcext:value-type="float">
            <text:p>16236</text:p>
          </table:table-cell>
          <table:table-cell/>
          <table:table-cell table:formula="of:=(([.E42]*100)/[.$E33])" office:value-type="float" office:value="67.0133729569094" calcext:value-type="float">
            <text:p>67,0133729569</text:p>
          </table:table-cell>
          <table:table-cell/>
          <table:table-cell table:formula="of:=(100-[.G42])" office:value-type="float" office:value="32.9866270430906" calcext:value-type="float">
            <text:p>32,98662704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8505" calcext:value-type="float">
            <text:p>8505</text:p>
          </table:table-cell>
          <table:table-cell/>
          <table:table-cell table:formula="of:=SUM([.C43];[.B43])" office:value-type="float" office:value="17010" calcext:value-type="float">
            <text:p>17010</text:p>
          </table:table-cell>
          <table:table-cell/>
          <table:table-cell table:formula="of:=(([.E43]*100)/[.$E34])" office:value-type="float" office:value="68.8273852876912" calcext:value-type="float">
            <text:p>68,8273852877</text:p>
          </table:table-cell>
          <table:table-cell/>
          <table:table-cell table:formula="of:=(100-[.G43])" office:value-type="float" office:value="31.1726147123088" calcext:value-type="float">
            <text:p>31,1726147123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C44];[.B4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45];[.B4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46];[.B4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47];[.B4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48];[.B4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49];[.B4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50];[.B5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51];[.B5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52];[.B5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53];[.B5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54];[.B5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55];[.B5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56];[.B5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57];[.B57])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4:11:22.128317177</meta:creation-date>
    <dc:date>2018-05-11T15:27:28.425549811</dc:date>
    <meta:editing-duration>PT5M11S</meta:editing-duration>
    <meta:editing-cycles>1</meta:editing-cycles>
    <meta:document-statistic meta:table-count="1" meta:cell-count="195" meta:object-count="0"/>
    <meta:generator>LibreOffice/5.1.6.2$Linux_X86_64 LibreOffice_project/10m0$Build-2</meta:generator>
  </office:meta>
</office:document-meta>
</file>